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4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5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padding-top="0.625cm" fo:padding-bottom="0.625cm" fo:padding-left="0.75cm" fo:padding-right="0.75cm"/>
    </style:style>
    <style:style style:name="gr6" style:family="graphic" style:parent-style-name="objectwithoutfill">
      <style:graphic-properties svg:stroke-width="1.3cm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7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8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78cm" svg:height="19.177cm" svg:x="2.613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16cm" svg:y1="16.009cm" svg:x2="11.457cm" svg:y2="16.009cm">
          <text:p/>
        </draw:line>
        <draw:line draw:style-name="gr4" draw:text-style-name="P1" draw:layer="layout" svg:x1="4.516cm" svg:y1="18.047cm" svg:x2="11.447cm" svg:y2="18.047cm">
          <text:p/>
        </draw:line>
        <draw:custom-shape draw:style-name="gr5" draw:text-style-name="P1" draw:layer="layout" svg:width="5.883cm" svg:height="5.882cm" svg:x="9.845cm" svg:y="3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14cm" svg:y1="8.162cm" svg:x2="7.61cm" svg:y2="11.692cm">
          <text:p/>
        </draw:line>
        <draw:custom-shape draw:style-name="gr7" draw:text-style-name="P1" draw:layer="layout" svg:width="3.882cm" svg:height="3.883cm" svg:x="5.66cm" svg:y="9.6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9.398cm" svg:height="9.398cm" svg:x="13.765cm" svg:y="13.53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28.71443032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4.826cm" svg:x="13.265cm" svg:y="19.54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20:03:43.376037481</dc:date>
    <dc:creator>Labio </dc:creator>
    <meta:editing-duration>PT43M22S</meta:editing-duration>
    <meta:editing-cycles>5</meta:editing-cycles>
    <meta:generator>LibreOffice/4.2.3.3$Linux_X86_64 LibreOffice_project/420m0$Build-3</meta:generator>
    <meta:document-statistic meta:object-count="10"/>
  </office:meta>
</office:document-meta>
</file>